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4de2" officeooo:paragraph-rsid="00204d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33_1725947860"/>import React, { Component } from 'react';</text:p>
      <text:p text:style-name="P1">import { Text, View, StyleSheet,TouchableHighlight,TouchableOpacity,WebView } from 'react-native';</text:p>
      <text:p text:style-name="P1">import { Constants } from 'expo';</text:p>
      <text:p text:style-name="P1"/>
      <text:p text:style-name="P1">export default class App extends Component {</text:p>
      <text:p text:style-name="P1"><text:s text:c="2"/>constructor(props){</text:p>
      <text:p text:style-name="P1"><text:s text:c="6"/>super(props)</text:p>
      <text:p text:style-name="P1"><text:s text:c="6"/>this.state = {</text:p>
      <text:p text:style-name="P1"><text:s text:c="7"/>check : false</text:p>
      <text:p text:style-name="P1"><text:s text:c="6"/>}</text:p>
      <text:p text:style-name="P1"><text:s text:c="2"/>}</text:p>
      <text:p text:style-name="P1"><text:s text:c="5"/>_onPressButton = () =&gt; {</text:p>
      <text:p text:style-name="P1"><text:s text:c="6"/>this.setState({check: true})</text:p>
      <text:p text:style-name="P1"><text:s text:c="2"/>}</text:p>
      <text:p text:style-name="P1"><text:s text:c="2"/>render() {</text:p>
      <text:p text:style-name="P1"><text:s text:c="4"/>if(this.state.check){</text:p>
      <text:p text:style-name="P1"><text:s text:c="5"/>return(</text:p>
      <text:p text:style-name="P1"><text:s text:c="7"/>&lt;WebView</text:p>
      <text:p text:style-name="P1"><text:s text:c="10"/>source={{uri: 'https://www.facebook.com/'}}</text:p>
      <text:p text:style-name="P1"><text:s text:c="10"/>style={{marginTop: 20}}</text:p>
      <text:p text:style-name="P1"><text:s text:c="7"/>/&gt;</text:p>
      <text:p text:style-name="P1"><text:s text:c="5"/>);</text:p>
      <text:p text:style-name="P1"><text:s text:c="3"/>}else {</text:p>
      <text:p text:style-name="P1"><text:s text:c="4"/>return (</text:p>
      <text:p text:style-name="P1"><text:s text:c="6"/>&lt;View style={styles.container}&gt;</text:p>
      <text:p text:style-name="P1"><text:s text:c="6"/></text:p>
      <text:p text:style-name="P1"><text:s text:c="16"/>&lt;View style={{width: 160,height: 160, backgroundColor: 'white',borderRadius:90,margin:40}}&gt;&lt;/View&gt;</text:p>
      <text:p text:style-name="P1"><text:s text:c="12"/></text:p>
      <text:p text:style-name="P1"><text:s text:c="10"/>&lt;View style={{alignSelf: 'center'}}&gt;</text:p>
      <text:p text:style-name="P1"><text:s text:c="14"/>&lt;TouchableHighlight <text:s/>underlayColor="white" onPress={() =&gt; this._onPressButton()}&gt;</text:p>
      <text:p text:style-name="P1"><text:s text:c="20"/>&lt;View style={styles.button}&gt;</text:p>
      <text:p text:style-name="P1"><text:s text:c="24"/>&lt;Text style={styles.buttonText}&gt;Login With Facebook&lt;/Text&gt;</text:p>
      <text:p text:style-name="P1"><text:s text:c="20"/>&lt;/View&gt;</text:p>
      <text:p text:style-name="P1"><text:s text:c="14"/>&lt;/TouchableHighlight&gt;</text:p>
      <text:p text:style-name="P1"><text:s text:c="15"/>&lt;TouchableOpacity&gt;</text:p>
      <text:p text:style-name="P1"><text:s text:c="19"/>&lt;View&gt;</text:p>
      <text:p text:style-name="P1"><text:s text:c="22"/>&lt;Text style={{ alignSelf:'center'}}&gt;Skip this step&lt;/Text&gt;</text:p>
      <text:p text:style-name="P1"><text:s text:c="20"/>&lt;/View&gt;</text:p>
      <text:p text:style-name="P1"><text:s text:c="14"/>&lt;/TouchableOpacity&gt;</text:p>
      <text:p text:style-name="P1"><text:s text:c="10"/>&lt;/View&gt;</text:p>
      <text:p text:style-name="P1"><text:s text:c="6"/>&lt;/View&gt;</text:p>
      <text:p text:style-name="P1"><text:s text:c="4"/>);</text:p>
      <text:p text:style-name="P1"><text:s text:c="2"/>}</text:p>
      <text:p text:style-name="P1"><text:s text:c="2"/>}</text:p>
      <text:p text:style-name="P1">}</text:p>
      <text:p text:style-name="P1"/>
      <text:p text:style-name="P1">const styles = StyleSheet.create({</text:p>
      <text:p text:style-name="P1"><text:s text:c="2"/>container: {</text:p>
      <text:p text:style-name="P1"><text:s text:c="4"/>flex: 1,</text:p>
      <text:p text:style-name="P1"><text:s text:c="4"/>alignItems: 'center',</text:p>
      <text:p text:style-name="P1"><text:soft-page-break/><text:s text:c="4"/>justifyContent: 'center',</text:p>
      <text:p text:style-name="P1"><text:s text:c="4"/>paddingTop: Constants.statusBarHeight,</text:p>
      <text:p text:style-name="P1"><text:s text:c="4"/>backgroundColor: '#ecf0f1',</text:p>
      <text:p text:style-name="P1"><text:s text:c="2"/>},</text:p>
      <text:p text:style-name="P1"><text:s text:c="3"/>button: {</text:p>
      <text:p text:style-name="P1"><text:s text:c="4"/>marginBottom: 30,</text:p>
      <text:p text:style-name="P1"><text:s text:c="4"/>width: 260,</text:p>
      <text:p text:style-name="P1"><text:s text:c="4"/>alignItems: 'center',</text:p>
      <text:p text:style-name="P1"><text:s text:c="4"/>backgroundColor: '#2196F3',</text:p>
      <text:p text:style-name="P1"><text:s text:c="4"/>borderRadius:15</text:p>
      <text:p text:style-name="P1"><text:s text:c="2"/>},</text:p>
      <text:p text:style-name="P1"><text:s text:c="2"/>buttonText: {</text:p>
      <text:p text:style-name="P1"><text:s text:c="4"/>padding: 20,</text:p>
      <text:p text:style-name="P1"><text:s text:c="4"/>color: 'white'</text:p>
      <text:p text:style-name="P1"><text:s text:c="2"/>}</text:p>
      <text:p text:style-name="P1">});<text:bookmark-end text:name="__DdeLink__133_17259478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23:37.851467314</meta:creation-date>
    <dc:date>2017-09-07T15:28:21.529958516</dc:date>
    <meta:editing-duration>PT41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137" meta:character-count="1674" meta:non-whitespace-character-count="1182"/>
  </office:meta>
</office:document-meta>
</file>